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7.09cm" fo:min-width="6.517cm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1.664cm" fo:min-width="6.434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2.83cm" fo:min-width="6.49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2.83cm" fo:min-width="6.27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2.83cm" fo:min-width="6.227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066cm" fo:min-width="0cm"/>
    </style:style>
    <style:style style:name="gr10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2.83cm" fo:min-width="6.254cm"/>
    </style:style>
    <style:style style:name="gr1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1.47cm"/>
    </style:style>
    <style:style style:name="gr14" style:family="graphic" style:parent-style-name="standard">
      <style:graphic-properties draw:stroke="none" svg:stroke-color="#000000" draw:fill="none" draw:fill-color="#ffffff" fo:min-height="0.791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0.47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812cm" fo:min-width="2.848cm"/>
    </style:style>
    <style:style style:name="gr19" style:family="graphic" style:parent-style-name="standard">
      <style:graphic-properties draw:stroke="none" svg:stroke-color="#000000" draw:fill="none" draw:fill-color="#ffffff" fo:min-height="2.07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17.8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7.8999996185303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loext:graphic-properties draw:fill-color="#ffffff"/>
      <style:paragraph-properties fo:margin-left="0cm" fo:margin-right="0cm" fo:text-align="end" fo:text-indent="0cm"/>
      <style:text-properties fo:font-size="17.8999996185303pt"/>
    </style:style>
    <style:style style:name="P9" style:family="paragraph">
      <loext:graphic-properties draw:fill-color="#000000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none"/>
      <style:paragraph-properties fo:margin-top="0cm" fo:margin-bottom="0cm" fo:text-align="center"/>
      <style:text-properties fo:font-size="17.8999996185303pt" fo:background-color="#ffffff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ffffff"/>
      <style:text-properties fo:font-size="11.8999996185303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fo:font-size="11.8999996185303pt" fo:background-color="#ffffff" style:font-size-asian="12pt" style:font-size-complex="1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7.8999996185303pt"/>
    </style:style>
    <style:style style:name="T2" style:family="text">
      <style:text-properties fo:font-size="17.8999996185303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22cm" svg:height="0.322cm" svg:x="20.21cm" svg:y="2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2.203cm" svg:x2="20.384cm" svg:y2="2.219cm">
            <text:p/>
          </draw:line>
        </draw:g>
        <draw:g>
          <draw:custom-shape draw:style-name="gr1" draw:text-style-name="P1" draw:layer="layout" svg:width="0.322cm" svg:height="0.322cm" svg:x="20.21cm" svg:y="2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2.785cm" svg:x2="20.384cm" svg:y2="2.801cm">
            <text:p/>
          </draw:line>
        </draw:g>
        <draw:g>
          <draw:custom-shape draw:style-name="gr1" draw:text-style-name="P1" draw:layer="layout" svg:width="0.322cm" svg:height="0.322cm" svg:x="20.21cm" svg:y="3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3.367cm" svg:x2="20.384cm" svg:y2="3.383cm">
            <text:p/>
          </draw:line>
        </draw:g>
        <draw:g>
          <draw:custom-shape draw:style-name="gr1" draw:text-style-name="P1" draw:layer="layout" svg:width="0.322cm" svg:height="0.322cm" svg:x="20.21cm" svg:y="3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3.949cm" svg:x2="20.384cm" svg:y2="3.965cm">
            <text:p/>
          </draw:line>
        </draw:g>
        <draw:g>
          <draw:custom-shape draw:style-name="gr1" draw:text-style-name="P1" draw:layer="layout" svg:width="0.322cm" svg:height="0.322cm" svg:x="20.21cm" svg:y="4.3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4.531cm" svg:x2="20.384cm" svg:y2="4.547cm">
            <text:p/>
          </draw:line>
        </draw:g>
        <draw:g>
          <draw:custom-shape draw:style-name="gr1" draw:text-style-name="P1" draw:layer="layout" svg:width="0.322cm" svg:height="0.322cm" svg:x="20.21cm" svg:y="4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5.11cm" svg:x2="20.384cm" svg:y2="5.126cm">
            <text:p/>
          </draw:line>
        </draw:g>
        <draw:g>
          <draw:custom-shape draw:style-name="gr1" draw:text-style-name="P1" draw:layer="layout" svg:width="0.322cm" svg:height="0.322cm" svg:x="20.21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5.692cm" svg:x2="20.384cm" svg:y2="5.708cm">
            <text:p/>
          </draw:line>
        </draw:g>
        <draw:g>
          <draw:custom-shape draw:style-name="gr1" draw:text-style-name="P1" draw:layer="layout" svg:width="0.322cm" svg:height="0.322cm" svg:x="20.21cm" svg:y="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6.274cm" svg:x2="20.384cm" svg:y2="6.29cm">
            <text:p/>
          </draw:line>
        </draw:g>
        <draw:g>
          <draw:custom-shape draw:style-name="gr1" draw:text-style-name="P1" draw:layer="layout" svg:width="0.322cm" svg:height="0.322cm" svg:x="20.21cm" svg:y="6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6.857cm" svg:x2="20.384cm" svg:y2="6.873cm">
            <text:p/>
          </draw:line>
        </draw:g>
        <draw:g>
          <draw:custom-shape draw:style-name="gr1" draw:text-style-name="P1" draw:layer="layout" svg:width="0.322cm" svg:height="0.322cm" svg:x="20.21cm" svg:y="7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7.438cm" svg:x2="20.384cm" svg:y2="7.454cm">
            <text:p/>
          </draw:line>
        </draw:g>
        <draw:g>
          <draw:custom-shape draw:style-name="gr1" draw:text-style-name="P1" draw:layer="layout" svg:width="0.322cm" svg:height="0.322cm" svg:x="20.21cm" svg:y="7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8.018cm" svg:x2="20.384cm" svg:y2="8.034cm">
            <text:p/>
          </draw:line>
        </draw:g>
        <draw:g>
          <draw:custom-shape draw:style-name="gr1" draw:text-style-name="P1" draw:layer="layout" svg:width="0.322cm" svg:height="0.322cm" svg:x="20.21cm" svg:y="8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794cm" svg:y1="8.596cm" svg:x2="20.384cm" svg:y2="8.612cm">
            <text:p/>
          </draw:line>
        </draw:g>
        <draw:custom-shape draw:style-name="gr3" draw:text-style-name="P4" draw:layer="layout" svg:width="7.017cm" svg:height="7.34cm" draw:transform="skewX (-0.000872664625997165) translate (20.692cm 1.791cm)">
          <text:p text:style-name="P3"><text:span text:style-name="T1">Magnetic</text:span></text:p>
          <text:p text:style-name="P3"><text:span text:style-name="T1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ellipse draw:style-name="gr4" draw:text-style-name="P5" draw:layer="layout" svg:width="0.389cm" svg:height="0.329cm" svg:x="19.825cm" svg:y="2.054cm" draw:kind="arc" draw:start-angle="84.46" draw:end-angle="278.41">
            <text:p/>
          </draw:ellipse>
          <draw:line draw:style-name="gr2" draw:text-style-name="P2" draw:layer="layout" svg:x1="19.803cm" svg:y1="2.221cm" svg:x2="19.482cm" svg:y2="2.221cm">
            <text:p/>
          </draw:line>
        </draw:g>
        <draw:g>
          <draw:ellipse draw:style-name="gr4" draw:text-style-name="P5" draw:layer="layout" svg:width="0.389cm" svg:height="0.329cm" svg:x="19.825cm" svg:y="3.241cm" draw:kind="arc" draw:start-angle="84.46" draw:end-angle="278.41">
            <text:p/>
          </draw:ellipse>
          <draw:line draw:style-name="gr2" draw:text-style-name="P2" draw:layer="layout" svg:x1="19.803cm" svg:y1="3.408cm" svg:x2="19.482cm" svg:y2="3.408cm">
            <text:p/>
          </draw:line>
        </draw:g>
        <draw:g>
          <draw:ellipse draw:style-name="gr4" draw:text-style-name="P5" draw:layer="layout" svg:width="0.389cm" svg:height="0.329cm" svg:x="19.825cm" svg:y="2.649cm" draw:kind="arc" draw:start-angle="84.46" draw:end-angle="278.41">
            <text:p/>
          </draw:ellipse>
          <draw:line draw:style-name="gr2" draw:text-style-name="P2" draw:layer="layout" svg:x1="19.803cm" svg:y1="2.816cm" svg:x2="19.482cm" svg:y2="2.816cm">
            <text:p/>
          </draw:line>
        </draw:g>
        <draw:g>
          <draw:ellipse draw:style-name="gr4" draw:text-style-name="P5" draw:layer="layout" svg:width="0.389cm" svg:height="0.329cm" svg:x="19.825cm" svg:y="3.836cm" draw:kind="arc" draw:start-angle="84.46" draw:end-angle="278.41">
            <text:p/>
          </draw:ellipse>
          <draw:line draw:style-name="gr2" draw:text-style-name="P2" draw:layer="layout" svg:x1="19.803cm" svg:y1="4.003cm" svg:x2="19.482cm" svg:y2="4.003cm">
            <text:p/>
          </draw:line>
        </draw:g>
        <draw:g>
          <draw:ellipse draw:style-name="gr4" draw:text-style-name="P5" draw:layer="layout" svg:width="0.389cm" svg:height="0.329cm" svg:x="19.825cm" svg:y="4.43cm" draw:kind="arc" draw:start-angle="84.46" draw:end-angle="278.41">
            <text:p/>
          </draw:ellipse>
          <draw:line draw:style-name="gr2" draw:text-style-name="P2" draw:layer="layout" svg:x1="19.803cm" svg:y1="4.597cm" svg:x2="19.482cm" svg:y2="4.597cm">
            <text:p/>
          </draw:line>
        </draw:g>
        <draw:g>
          <draw:ellipse draw:style-name="gr4" draw:text-style-name="P5" draw:layer="layout" svg:width="0.389cm" svg:height="0.329cm" svg:x="19.825cm" svg:y="5.023cm" draw:kind="arc" draw:start-angle="84.46" draw:end-angle="278.41">
            <text:p/>
          </draw:ellipse>
          <draw:line draw:style-name="gr2" draw:text-style-name="P2" draw:layer="layout" svg:x1="19.803cm" svg:y1="5.19cm" svg:x2="19.482cm" svg:y2="5.19cm">
            <text:p/>
          </draw:line>
        </draw:g>
        <draw:g>
          <draw:ellipse draw:style-name="gr4" draw:text-style-name="P5" draw:layer="layout" svg:width="0.389cm" svg:height="0.329cm" svg:x="19.825cm" svg:y="5.617cm" draw:kind="arc" draw:start-angle="84.46" draw:end-angle="278.41">
            <text:p/>
          </draw:ellipse>
          <draw:line draw:style-name="gr2" draw:text-style-name="P2" draw:layer="layout" svg:x1="19.803cm" svg:y1="5.784cm" svg:x2="19.482cm" svg:y2="5.784cm">
            <text:p/>
          </draw:line>
        </draw:g>
        <draw:g>
          <draw:ellipse draw:style-name="gr4" draw:text-style-name="P5" draw:layer="layout" svg:width="0.389cm" svg:height="0.329cm" svg:x="19.825cm" svg:y="6.21cm" draw:kind="arc" draw:start-angle="84.46" draw:end-angle="278.41">
            <text:p/>
          </draw:ellipse>
          <draw:line draw:style-name="gr2" draw:text-style-name="P2" draw:layer="layout" svg:x1="19.803cm" svg:y1="6.377cm" svg:x2="19.482cm" svg:y2="6.377cm">
            <text:p/>
          </draw:line>
        </draw:g>
        <draw:g>
          <draw:ellipse draw:style-name="gr4" draw:text-style-name="P5" draw:layer="layout" svg:width="0.389cm" svg:height="0.329cm" svg:x="19.825cm" svg:y="6.704cm" draw:kind="arc" draw:start-angle="84.46" draw:end-angle="278.41">
            <text:p/>
          </draw:ellipse>
          <draw:line draw:style-name="gr2" draw:text-style-name="P2" draw:layer="layout" svg:x1="19.803cm" svg:y1="6.871cm" svg:x2="19.482cm" svg:y2="6.871cm">
            <text:p/>
          </draw:line>
        </draw:g>
        <draw:g>
          <draw:ellipse draw:style-name="gr4" draw:text-style-name="P5" draw:layer="layout" svg:width="0.389cm" svg:height="0.329cm" svg:x="19.825cm" svg:y="7.296cm" draw:kind="arc" draw:start-angle="84.46" draw:end-angle="278.41">
            <text:p/>
          </draw:ellipse>
          <draw:line draw:style-name="gr2" draw:text-style-name="P2" draw:layer="layout" svg:x1="19.803cm" svg:y1="7.463cm" svg:x2="19.482cm" svg:y2="7.463cm">
            <text:p/>
          </draw:line>
        </draw:g>
        <draw:g>
          <draw:ellipse draw:style-name="gr4" draw:text-style-name="P5" draw:layer="layout" svg:width="0.389cm" svg:height="0.329cm" svg:x="19.815cm" svg:y="7.839cm" draw:kind="arc" draw:start-angle="84.46" draw:end-angle="278.41">
            <text:p/>
          </draw:ellipse>
          <draw:line draw:style-name="gr2" draw:text-style-name="P2" draw:layer="layout" svg:x1="19.793cm" svg:y1="8.006cm" svg:x2="19.472cm" svg:y2="8.006cm">
            <text:p/>
          </draw:line>
        </draw:g>
        <draw:g>
          <draw:ellipse draw:style-name="gr4" draw:text-style-name="P5" draw:layer="layout" svg:width="0.389cm" svg:height="0.329cm" svg:x="19.825cm" svg:y="8.479cm" draw:kind="arc" draw:start-angle="84.46" draw:end-angle="278.41">
            <text:p/>
          </draw:ellipse>
          <draw:line draw:style-name="gr2" draw:text-style-name="P2" draw:layer="layout" svg:x1="19.803cm" svg:y1="8.646cm" svg:x2="19.482cm" svg:y2="8.646cm">
            <text:p/>
          </draw:line>
        </draw:g>
        <draw:g>
          <draw:custom-shape draw:style-name="gr1" draw:text-style-name="P1" draw:layer="layout" svg:width="0.322cm" svg:height="0.322cm" svg:x="9.612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2.303cm" svg:x2="9.786cm" svg:y2="2.319cm">
            <text:p/>
          </draw:line>
        </draw:g>
        <draw:g>
          <draw:custom-shape draw:style-name="gr1" draw:text-style-name="P1" draw:layer="layout" svg:width="0.322cm" svg:height="0.322cm" svg:x="9.612cm" svg:y="2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2.91cm" svg:x2="9.786cm" svg:y2="2.926cm">
            <text:p/>
          </draw:line>
        </draw:g>
        <draw:g>
          <draw:custom-shape draw:style-name="gr1" draw:text-style-name="P1" draw:layer="layout" svg:width="0.322cm" svg:height="0.322cm" svg:x="9.612cm" svg:y="3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3.418cm" svg:x2="9.786cm" svg:y2="3.434cm">
            <text:p/>
          </draw:line>
        </draw:g>
        <draw:g>
          <draw:custom-shape draw:style-name="gr1" draw:text-style-name="P1" draw:layer="layout" svg:width="0.322cm" svg:height="0.322cm" svg:x="9.612cm" svg:y="3.8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4.025cm" svg:x2="9.786cm" svg:y2="4.041cm">
            <text:p/>
          </draw:line>
        </draw:g>
        <draw:g>
          <draw:custom-shape draw:style-name="gr1" draw:text-style-name="P1" draw:layer="layout" svg:width="0.322cm" svg:height="0.322cm" svg:x="9.612cm" svg:y="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4.632cm" svg:x2="9.786cm" svg:y2="4.648cm">
            <text:p/>
          </draw:line>
        </draw:g>
        <draw:g>
          <draw:custom-shape draw:style-name="gr1" draw:text-style-name="P1" draw:layer="layout" svg:width="0.322cm" svg:height="0.322cm" svg:x="9.612cm" svg:y="5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5.239cm" svg:x2="9.786cm" svg:y2="5.255cm">
            <text:p/>
          </draw:line>
        </draw:g>
        <draw:g>
          <draw:custom-shape draw:style-name="gr1" draw:text-style-name="P1" draw:layer="layout" svg:width="0.322cm" svg:height="0.322cm" svg:x="9.612cm" svg:y="5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5.847cm" svg:x2="9.786cm" svg:y2="5.863cm">
            <text:p/>
          </draw:line>
        </draw:g>
        <draw:g>
          <draw:custom-shape draw:style-name="gr1" draw:text-style-name="P1" draw:layer="layout" svg:width="0.322cm" svg:height="0.322cm" svg:x="9.612cm" svg:y="6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6.354cm" svg:x2="9.786cm" svg:y2="6.37cm">
            <text:p/>
          </draw:line>
        </draw:g>
        <draw:g>
          <draw:custom-shape draw:style-name="gr1" draw:text-style-name="P1" draw:layer="layout" svg:width="0.322cm" svg:height="0.322cm" svg:x="9.612cm" svg:y="6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6.861cm" svg:x2="9.786cm" svg:y2="6.877cm">
            <text:p/>
          </draw:line>
        </draw:g>
        <draw:g>
          <draw:custom-shape draw:style-name="gr1" draw:text-style-name="P1" draw:layer="layout" svg:width="0.322cm" svg:height="0.322cm" svg:x="9.612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7.468cm" svg:x2="9.786cm" svg:y2="7.484cm">
            <text:p/>
          </draw:line>
        </draw:g>
        <draw:g>
          <draw:custom-shape draw:style-name="gr1" draw:text-style-name="P1" draw:layer="layout" svg:width="0.322cm" svg:height="0.322cm" svg:x="9.612cm" svg:y="7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8.076cm" svg:x2="9.786cm" svg:y2="8.092cm">
            <text:p/>
          </draw:line>
        </draw:g>
        <draw:g>
          <draw:custom-shape draw:style-name="gr1" draw:text-style-name="P1" draw:layer="layout" svg:width="0.322cm" svg:height="0.322cm" svg:x="9.612cm" svg:y="8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196cm" svg:y1="8.68cm" svg:x2="9.786cm" svg:y2="8.696cm">
            <text:p/>
          </draw:line>
        </draw:g>
        <draw:g>
          <draw:ellipse draw:style-name="gr4" draw:text-style-name="P5" draw:layer="layout" svg:width="0.389cm" svg:height="0.329cm" svg:x="9.428cm" svg:y="2.154cm" draw:kind="arc" draw:start-angle="84.46" draw:end-angle="278.41">
            <text:p/>
          </draw:ellipse>
          <draw:line draw:style-name="gr2" draw:text-style-name="P2" draw:layer="layout" svg:x1="9.406cm" svg:y1="2.321cm" svg:x2="9.085cm" svg:y2="2.321cm">
            <text:p/>
          </draw:line>
        </draw:g>
        <draw:g>
          <draw:ellipse draw:style-name="gr4" draw:text-style-name="P5" draw:layer="layout" svg:width="0.389cm" svg:height="0.329cm" svg:x="9.428cm" svg:y="3.272cm" draw:kind="arc" draw:start-angle="84.46" draw:end-angle="278.41">
            <text:p/>
          </draw:ellipse>
          <draw:line draw:style-name="gr2" draw:text-style-name="P2" draw:layer="layout" svg:x1="9.406cm" svg:y1="3.441cm" svg:x2="9.085cm" svg:y2="3.441cm">
            <text:p/>
          </draw:line>
        </draw:g>
        <draw:g>
          <draw:ellipse draw:style-name="gr4" draw:text-style-name="P5" draw:layer="layout" svg:width="0.389cm" svg:height="0.331cm" svg:x="9.428cm" svg:y="2.762cm" draw:kind="arc" draw:start-angle="84.46" draw:end-angle="278.41">
            <text:p/>
          </draw:ellipse>
          <draw:line draw:style-name="gr2" draw:text-style-name="P2" draw:layer="layout" svg:x1="9.406cm" svg:y1="2.931cm" svg:x2="9.085cm" svg:y2="2.931cm">
            <text:p/>
          </draw:line>
        </draw:g>
        <draw:g>
          <draw:ellipse draw:style-name="gr4" draw:text-style-name="P5" draw:layer="layout" svg:width="0.389cm" svg:height="0.328cm" svg:x="9.428cm" svg:y="3.883cm" draw:kind="arc" draw:start-angle="84.46" draw:end-angle="278.41">
            <text:p/>
          </draw:ellipse>
          <draw:line draw:style-name="gr2" draw:text-style-name="P2" draw:layer="layout" svg:x1="9.406cm" svg:y1="4.05cm" svg:x2="9.085cm" svg:y2="4.05cm">
            <text:p/>
          </draw:line>
        </draw:g>
        <draw:g>
          <draw:ellipse draw:style-name="gr4" draw:text-style-name="P5" draw:layer="layout" svg:width="0.389cm" svg:height="0.329cm" svg:x="9.428cm" svg:y="4.493cm" draw:kind="arc" draw:start-angle="84.46" draw:end-angle="278.41">
            <text:p/>
          </draw:ellipse>
          <draw:line draw:style-name="gr2" draw:text-style-name="P2" draw:layer="layout" svg:x1="9.406cm" svg:y1="4.66cm" svg:x2="9.085cm" svg:y2="4.66cm">
            <text:p/>
          </draw:line>
        </draw:g>
        <draw:g>
          <draw:ellipse draw:style-name="gr4" draw:text-style-name="P5" draw:layer="layout" svg:width="0.389cm" svg:height="0.331cm" svg:x="9.428cm" svg:y="5.101cm" draw:kind="arc" draw:start-angle="84.46" draw:end-angle="278.41">
            <text:p/>
          </draw:ellipse>
          <draw:line draw:style-name="gr2" draw:text-style-name="P2" draw:layer="layout" svg:x1="9.406cm" svg:y1="5.27cm" svg:x2="9.085cm" svg:y2="5.27cm">
            <text:p/>
          </draw:line>
        </draw:g>
        <draw:g>
          <draw:ellipse draw:style-name="gr4" draw:text-style-name="P5" draw:layer="layout" svg:width="0.389cm" svg:height="0.329cm" svg:x="9.428cm" svg:y="5.711cm" draw:kind="arc" draw:start-angle="84.46" draw:end-angle="278.41">
            <text:p/>
          </draw:ellipse>
          <draw:line draw:style-name="gr2" draw:text-style-name="P2" draw:layer="layout" svg:x1="9.406cm" svg:y1="5.88cm" svg:x2="9.085cm" svg:y2="5.88cm">
            <text:p/>
          </draw:line>
        </draw:g>
        <draw:g>
          <draw:ellipse draw:style-name="gr4" draw:text-style-name="P5" draw:layer="layout" svg:width="0.389cm" svg:height="0.328cm" svg:x="9.428cm" svg:y="6.222cm" draw:kind="arc" draw:start-angle="84.46" draw:end-angle="278.41">
            <text:p/>
          </draw:ellipse>
          <draw:line draw:style-name="gr2" draw:text-style-name="P2" draw:layer="layout" svg:x1="9.406cm" svg:y1="6.39cm" svg:x2="9.085cm" svg:y2="6.39cm">
            <text:p/>
          </draw:line>
        </draw:g>
        <draw:g>
          <draw:ellipse draw:style-name="gr4" draw:text-style-name="P5" draw:layer="layout" svg:width="0.389cm" svg:height="0.329cm" svg:x="9.428cm" svg:y="6.732cm" draw:kind="arc" draw:start-angle="84.46" draw:end-angle="278.41">
            <text:p/>
          </draw:ellipse>
          <draw:line draw:style-name="gr2" draw:text-style-name="P2" draw:layer="layout" svg:x1="9.406cm" svg:y1="6.9cm" svg:x2="9.085cm" svg:y2="6.9cm">
            <text:p/>
          </draw:line>
        </draw:g>
        <draw:g>
          <draw:ellipse draw:style-name="gr4" draw:text-style-name="P5" draw:layer="layout" svg:width="0.389cm" svg:height="0.331cm" svg:x="9.428cm" svg:y="7.34cm" draw:kind="arc" draw:start-angle="84.46" draw:end-angle="278.41">
            <text:p/>
          </draw:ellipse>
          <draw:line draw:style-name="gr2" draw:text-style-name="P2" draw:layer="layout" svg:x1="9.406cm" svg:y1="7.509cm" svg:x2="9.085cm" svg:y2="7.509cm">
            <text:p/>
          </draw:line>
        </draw:g>
        <draw:g>
          <draw:ellipse draw:style-name="gr4" draw:text-style-name="P5" draw:layer="layout" svg:width="0.389cm" svg:height="0.329cm" svg:x="9.428cm" svg:y="7.95cm" draw:kind="arc" draw:start-angle="84.46" draw:end-angle="278.41">
            <text:p/>
          </draw:ellipse>
          <draw:line draw:style-name="gr2" draw:text-style-name="P2" draw:layer="layout" svg:x1="9.406cm" svg:y1="8.119cm" svg:x2="9.085cm" svg:y2="8.119cm">
            <text:p/>
          </draw:line>
        </draw:g>
        <draw:g>
          <draw:ellipse draw:style-name="gr4" draw:text-style-name="P5" draw:layer="layout" svg:width="0.389cm" svg:height="0.328cm" svg:x="9.428cm" svg:y="8.561cm" draw:kind="arc" draw:start-angle="84.46" draw:end-angle="278.41">
            <text:p/>
          </draw:ellipse>
          <draw:line draw:style-name="gr2" draw:text-style-name="P2" draw:layer="layout" svg:x1="9.406cm" svg:y1="8.729cm" svg:x2="9.085cm" svg:y2="8.729cm">
            <text:p/>
          </draw:line>
        </draw:g>
        <draw:custom-shape draw:style-name="gr5" draw:text-style-name="P6" draw:layer="layout" svg:width="6.934cm" svg:height="31.914cm" svg:x="2.293cm" svg:y="1.751cm">
          <text:p text:style-name="P5"><text:span text:style-name="T1">SumpPiBox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322cm" svg:height="0.322cm" svg:x="20.378cm" svg:y="10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962cm" svg:y1="10.388cm" svg:x2="20.552cm" svg:y2="10.404cm">
            <text:p/>
          </draw:line>
        </draw:g>
        <draw:g>
          <draw:custom-shape draw:style-name="gr1" draw:text-style-name="P1" draw:layer="layout" svg:width="0.322cm" svg:height="0.322cm" svg:x="20.378cm" svg:y="10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962cm" svg:y1="10.896cm" svg:x2="20.552cm" svg:y2="10.912cm">
            <text:p/>
          </draw:line>
        </draw:g>
        <draw:g>
          <draw:custom-shape draw:style-name="gr1" draw:text-style-name="P1" draw:layer="layout" svg:width="0.322cm" svg:height="0.322cm" svg:x="20.378cm" svg:y="1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962cm" svg:y1="11.403cm" svg:x2="20.552cm" svg:y2="11.419cm">
            <text:p/>
          </draw:line>
        </draw:g>
        <draw:g>
          <draw:custom-shape draw:style-name="gr1" draw:text-style-name="P1" draw:layer="layout" svg:width="0.322cm" svg:height="0.322cm" svg:x="20.378cm" svg:y="11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962cm" svg:y1="11.91cm" svg:x2="20.552cm" svg:y2="11.926cm">
            <text:p/>
          </draw:line>
        </draw:g>
        <draw:g>
          <draw:custom-shape draw:style-name="gr1" draw:text-style-name="P1" draw:layer="layout" svg:width="0.322cm" svg:height="0.322cm" svg:x="20.378cm" svg:y="12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962cm" svg:y1="12.418cm" svg:x2="20.552cm" svg:y2="12.434cm">
            <text:p/>
          </draw:line>
        </draw:g>
        <draw:g>
          <draw:ellipse draw:style-name="gr4" draw:text-style-name="P5" draw:layer="layout" svg:width="0.389cm" svg:height="0.329cm" svg:x="19.993cm" svg:y="10.239cm" draw:kind="arc" draw:start-angle="84.46" draw:end-angle="278.41">
            <text:p/>
          </draw:ellipse>
          <draw:line draw:style-name="gr2" draw:text-style-name="P2" draw:layer="layout" svg:x1="19.971cm" svg:y1="10.406cm" svg:x2="19.65cm" svg:y2="10.406cm">
            <text:p/>
          </draw:line>
        </draw:g>
        <draw:g>
          <draw:ellipse draw:style-name="gr4" draw:text-style-name="P5" draw:layer="layout" svg:width="0.389cm" svg:height="0.329cm" svg:x="19.993cm" svg:y="11.26cm" draw:kind="arc" draw:start-angle="84.46" draw:end-angle="278.41">
            <text:p/>
          </draw:ellipse>
          <draw:line draw:style-name="gr2" draw:text-style-name="P2" draw:layer="layout" svg:x1="19.971cm" svg:y1="11.427cm" svg:x2="19.65cm" svg:y2="11.427cm">
            <text:p/>
          </draw:line>
        </draw:g>
        <draw:g>
          <draw:ellipse draw:style-name="gr4" draw:text-style-name="P5" draw:layer="layout" svg:width="0.389cm" svg:height="0.329cm" svg:x="19.993cm" svg:y="10.75cm" draw:kind="arc" draw:start-angle="84.46" draw:end-angle="278.41">
            <text:p/>
          </draw:ellipse>
          <draw:line draw:style-name="gr2" draw:text-style-name="P2" draw:layer="layout" svg:x1="19.971cm" svg:y1="10.917cm" svg:x2="19.65cm" svg:y2="10.917cm">
            <text:p/>
          </draw:line>
        </draw:g>
        <draw:g>
          <draw:ellipse draw:style-name="gr4" draw:text-style-name="P5" draw:layer="layout" svg:width="0.389cm" svg:height="0.329cm" svg:x="19.993cm" svg:y="11.768cm" draw:kind="arc" draw:start-angle="84.46" draw:end-angle="278.41">
            <text:p/>
          </draw:ellipse>
          <draw:line draw:style-name="gr2" draw:text-style-name="P2" draw:layer="layout" svg:x1="19.971cm" svg:y1="11.935cm" svg:x2="19.65cm" svg:y2="11.935cm">
            <text:p/>
          </draw:line>
        </draw:g>
        <draw:g>
          <draw:ellipse draw:style-name="gr4" draw:text-style-name="P5" draw:layer="layout" svg:width="0.389cm" svg:height="0.329cm" svg:x="19.993cm" svg:y="12.279cm" draw:kind="arc" draw:start-angle="84.46" draw:end-angle="278.41">
            <text:p/>
          </draw:ellipse>
          <draw:line draw:style-name="gr2" draw:text-style-name="P2" draw:layer="layout" svg:x1="19.971cm" svg:y1="12.446cm" svg:x2="19.65cm" svg:y2="12.446cm">
            <text:p/>
          </draw:line>
        </draw:g>
        <draw:custom-shape draw:style-name="gr6" draw:text-style-name="P4" draw:layer="layout" svg:width="6.99cm" svg:height="3.08cm" draw:transform="skewX (-0.0010471975511966) translate (20.798cm 9.869cm)">
          <text:p text:style-name="P3"><text:span text:style-name="T1">Waterwheel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322cm" svg:height="0.322cm" svg:x="20.565cm" svg:y="14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49cm" svg:y1="14.443cm" svg:x2="20.739cm" svg:y2="14.459cm">
            <text:p/>
          </draw:line>
        </draw:g>
        <draw:g>
          <draw:custom-shape draw:style-name="gr1" draw:text-style-name="P1" draw:layer="layout" svg:width="0.322cm" svg:height="0.322cm" svg:x="20.565cm" svg:y="1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49cm" svg:y1="15.053cm" svg:x2="20.739cm" svg:y2="15.069cm">
            <text:p/>
          </draw:line>
        </draw:g>
        <draw:g>
          <draw:custom-shape draw:style-name="gr1" draw:text-style-name="P1" draw:layer="layout" svg:width="0.322cm" svg:height="0.322cm" svg:x="20.565cm" svg:y="15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49cm" svg:y1="15.662cm" svg:x2="20.739cm" svg:y2="15.678cm">
            <text:p/>
          </draw:line>
        </draw:g>
        <draw:g>
          <draw:custom-shape draw:style-name="gr1" draw:text-style-name="P1" draw:layer="layout" svg:width="0.322cm" svg:height="0.322cm" svg:x="20.565cm" svg:y="1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49cm" svg:y1="16.372cm" svg:x2="20.739cm" svg:y2="16.388cm">
            <text:p/>
          </draw:line>
        </draw:g>
        <draw:g>
          <draw:ellipse draw:style-name="gr4" draw:text-style-name="P5" draw:layer="layout" svg:width="0.389cm" svg:height="0.329cm" svg:x="20.179cm" svg:y="14.293cm" draw:kind="arc" draw:start-angle="84.46" draw:end-angle="278.41">
            <text:p/>
          </draw:ellipse>
          <draw:line draw:style-name="gr2" draw:text-style-name="P2" draw:layer="layout" svg:x1="20.157cm" svg:y1="14.46cm" svg:x2="19.836cm" svg:y2="14.46cm">
            <text:p/>
          </draw:line>
        </draw:g>
        <draw:g>
          <draw:ellipse draw:style-name="gr4" draw:text-style-name="P5" draw:layer="layout" svg:width="0.389cm" svg:height="0.329cm" svg:x="20.179cm" svg:y="15.512cm" draw:kind="arc" draw:start-angle="84.46" draw:end-angle="278.41">
            <text:p/>
          </draw:ellipse>
          <draw:line draw:style-name="gr2" draw:text-style-name="P2" draw:layer="layout" svg:x1="20.157cm" svg:y1="15.679cm" svg:x2="19.836cm" svg:y2="15.679cm">
            <text:p/>
          </draw:line>
        </draw:g>
        <draw:g>
          <draw:ellipse draw:style-name="gr4" draw:text-style-name="P5" draw:layer="layout" svg:width="0.389cm" svg:height="0.329cm" svg:x="20.179cm" svg:y="14.903cm" draw:kind="arc" draw:start-angle="84.46" draw:end-angle="278.41">
            <text:p/>
          </draw:ellipse>
          <draw:line draw:style-name="gr2" draw:text-style-name="P2" draw:layer="layout" svg:x1="20.157cm" svg:y1="15.07cm" svg:x2="19.836cm" svg:y2="15.07cm">
            <text:p/>
          </draw:line>
        </draw:g>
        <draw:g>
          <draw:ellipse draw:style-name="gr4" draw:text-style-name="P5" draw:layer="layout" svg:width="0.389cm" svg:height="0.329cm" svg:x="20.179cm" svg:y="16.222cm" draw:kind="arc" draw:start-angle="84.46" draw:end-angle="278.41">
            <text:p/>
          </draw:ellipse>
          <draw:line draw:style-name="gr2" draw:text-style-name="P2" draw:layer="layout" svg:x1="20.157cm" svg:y1="16.389cm" svg:x2="19.836cm" svg:y2="16.389cm">
            <text:p/>
          </draw:line>
        </draw:g>
        <draw:custom-shape draw:style-name="gr7" draw:text-style-name="P4" draw:layer="layout" svg:width="6.77cm" svg:height="3.08cm" draw:transform="skewX (-0.0010471975511966) translate (20.985cm 13.923cm)">
          <text:p text:style-name="P3"><text:span text:style-name="T1">SSR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322cm" svg:height="0.322cm" svg:x="20.608cm" svg:y="18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92cm" svg:y1="18.729cm" svg:x2="20.782cm" svg:y2="18.745cm">
            <text:p/>
          </draw:line>
        </draw:g>
        <draw:g>
          <draw:custom-shape draw:style-name="gr1" draw:text-style-name="P1" draw:layer="layout" svg:width="0.322cm" svg:height="0.322cm" svg:x="20.608cm" svg:y="19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92cm" svg:y1="19.42cm" svg:x2="20.782cm" svg:y2="19.436cm">
            <text:p/>
          </draw:line>
        </draw:g>
        <draw:g>
          <draw:custom-shape draw:style-name="gr1" draw:text-style-name="P1" draw:layer="layout" svg:width="0.322cm" svg:height="0.322cm" svg:x="20.608cm" svg:y="19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92cm" svg:y1="20.011cm" svg:x2="20.782cm" svg:y2="20.027cm">
            <text:p/>
          </draw:line>
        </draw:g>
        <draw:g>
          <draw:ellipse draw:style-name="gr4" draw:text-style-name="P5" draw:layer="layout" svg:width="0.389cm" svg:height="0.329cm" svg:x="20.221cm" svg:y="18.62cm" draw:kind="arc" draw:start-angle="84.46" draw:end-angle="278.41">
            <text:p/>
          </draw:ellipse>
          <draw:line draw:style-name="gr2" draw:text-style-name="P2" draw:layer="layout" svg:x1="20.199cm" svg:y1="18.787cm" svg:x2="19.878cm" svg:y2="18.787cm">
            <text:p/>
          </draw:line>
        </draw:g>
        <draw:g>
          <draw:ellipse draw:style-name="gr4" draw:text-style-name="P5" draw:layer="layout" svg:width="0.389cm" svg:height="0.329cm" svg:x="20.221cm" svg:y="19.899cm" draw:kind="arc" draw:start-angle="84.46" draw:end-angle="278.41">
            <text:p/>
          </draw:ellipse>
          <draw:line draw:style-name="gr2" draw:text-style-name="P2" draw:layer="layout" svg:x1="20.199cm" svg:y1="20.066cm" svg:x2="19.878cm" svg:y2="20.066cm">
            <text:p/>
          </draw:line>
        </draw:g>
        <draw:g>
          <draw:ellipse draw:style-name="gr4" draw:text-style-name="P5" draw:layer="layout" svg:width="0.389cm" svg:height="0.329cm" svg:x="20.221cm" svg:y="19.311cm" draw:kind="arc" draw:start-angle="84.46" draw:end-angle="278.41">
            <text:p/>
          </draw:ellipse>
          <draw:line draw:style-name="gr2" draw:text-style-name="P2" draw:layer="layout" svg:x1="20.199cm" svg:y1="19.478cm" svg:x2="19.878cm" svg:y2="19.478cm">
            <text:p/>
          </draw:line>
        </draw:g>
        <draw:custom-shape draw:style-name="gr8" draw:text-style-name="P8" draw:layer="layout" svg:width="6.727cm" svg:height="3.08cm" draw:transform="skewX (-0.0010471975511966) translate (21.028cm 17.907cm)">
          <text:p text:style-name="P7"><text:span text:style-name="T1">Circulation</text:span></text:p>
          <text:p text:style-name="P7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22cm" svg:height="1.86cm" svg:x="13.207cm" svg:y="28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0" draw:layer="layout" svg:x1="13.912cm" svg:y1="29.151cm" svg:x2="13.273cm" svg:y2="29.167cm">
          <text:p/>
        </draw:line>
        <draw:g>
          <draw:ellipse draw:style-name="gr4" draw:text-style-name="P5" draw:layer="layout" svg:width="0.389cm" svg:height="2.505cm" svg:x="12.892cm" svg:y="27.907cm" draw:kind="arc" draw:start-angle="84.46" draw:end-angle="278.41">
            <text:p/>
          </draw:ellipse>
          <draw:line draw:style-name="gr2" draw:text-style-name="P2" draw:layer="layout" svg:x1="12.87cm" svg:y1="29.193cm" svg:x2="12.549cm" svg:y2="29.193cm">
            <text:p/>
          </draw:line>
        </draw:g>
        <draw:line draw:style-name="gr10" draw:text-style-name="P12" draw:layer="layout" svg:x1="13.759cm" svg:y1="29.16cm" svg:x2="26.821cm" svg:y2="29.147cm">
          <text:p text:style-name="P11"><text:span text:style-name="T2">Ethernet</text:span></text:p>
        </draw:line>
        <draw:g>
          <draw:custom-shape draw:style-name="gr1" draw:text-style-name="P1" draw:layer="layout" svg:width="0.322cm" svg:height="0.322cm" svg:x="20.581cm" svg:y="2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65cm" svg:y1="22.511cm" svg:x2="20.755cm" svg:y2="22.527cm">
            <text:p/>
          </draw:line>
        </draw:g>
        <draw:g>
          <draw:custom-shape draw:style-name="gr1" draw:text-style-name="P1" draw:layer="layout" svg:width="0.322cm" svg:height="0.322cm" svg:x="20.581cm" svg:y="22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65cm" svg:y1="23.018cm" svg:x2="20.755cm" svg:y2="23.034cm">
            <text:p/>
          </draw:line>
        </draw:g>
        <draw:g>
          <draw:custom-shape draw:style-name="gr1" draw:text-style-name="P1" draw:layer="layout" svg:width="0.322cm" svg:height="0.322cm" svg:x="20.581cm" svg:y="23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65cm" svg:y1="23.526cm" svg:x2="20.755cm" svg:y2="23.542cm">
            <text:p/>
          </draw:line>
        </draw:g>
        <draw:g>
          <draw:custom-shape draw:style-name="gr1" draw:text-style-name="P1" draw:layer="layout" svg:width="0.322cm" svg:height="0.322cm" svg:x="20.581cm" svg:y="23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65cm" svg:y1="24.033cm" svg:x2="20.755cm" svg:y2="24.049cm">
            <text:p/>
          </draw:line>
        </draw:g>
        <draw:g>
          <draw:custom-shape draw:style-name="gr1" draw:text-style-name="P1" draw:layer="layout" svg:width="0.322cm" svg:height="0.322cm" svg:x="20.581cm" svg:y="24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165cm" svg:y1="24.54cm" svg:x2="20.755cm" svg:y2="24.556cm">
            <text:p/>
          </draw:line>
        </draw:g>
        <draw:g>
          <draw:ellipse draw:style-name="gr4" draw:text-style-name="P5" draw:layer="layout" svg:width="0.389cm" svg:height="0.329cm" svg:x="20.195cm" svg:y="22.362cm" draw:kind="arc" draw:start-angle="84.46" draw:end-angle="278.41">
            <text:p/>
          </draw:ellipse>
          <draw:line draw:style-name="gr2" draw:text-style-name="P2" draw:layer="layout" svg:x1="20.173cm" svg:y1="22.529cm" svg:x2="19.852cm" svg:y2="22.529cm">
            <text:p/>
          </draw:line>
        </draw:g>
        <draw:g>
          <draw:ellipse draw:style-name="gr4" draw:text-style-name="P5" draw:layer="layout" svg:width="0.389cm" svg:height="0.329cm" svg:x="20.195cm" svg:y="23.383cm" draw:kind="arc" draw:start-angle="84.46" draw:end-angle="278.41">
            <text:p/>
          </draw:ellipse>
          <draw:line draw:style-name="gr2" draw:text-style-name="P2" draw:layer="layout" svg:x1="20.173cm" svg:y1="23.55cm" svg:x2="19.852cm" svg:y2="23.55cm">
            <text:p/>
          </draw:line>
        </draw:g>
        <draw:g>
          <draw:ellipse draw:style-name="gr4" draw:text-style-name="P5" draw:layer="layout" svg:width="0.389cm" svg:height="0.329cm" svg:x="20.195cm" svg:y="22.873cm" draw:kind="arc" draw:start-angle="84.46" draw:end-angle="278.41">
            <text:p/>
          </draw:ellipse>
          <draw:line draw:style-name="gr2" draw:text-style-name="P2" draw:layer="layout" svg:x1="20.173cm" svg:y1="23.04cm" svg:x2="19.852cm" svg:y2="23.04cm">
            <text:p/>
          </draw:line>
        </draw:g>
        <draw:g>
          <draw:ellipse draw:style-name="gr4" draw:text-style-name="P5" draw:layer="layout" svg:width="0.389cm" svg:height="0.329cm" svg:x="20.195cm" svg:y="23.891cm" draw:kind="arc" draw:start-angle="84.46" draw:end-angle="278.41">
            <text:p/>
          </draw:ellipse>
          <draw:line draw:style-name="gr2" draw:text-style-name="P2" draw:layer="layout" svg:x1="20.173cm" svg:y1="24.058cm" svg:x2="19.852cm" svg:y2="24.058cm">
            <text:p/>
          </draw:line>
        </draw:g>
        <draw:g>
          <draw:ellipse draw:style-name="gr4" draw:text-style-name="P5" draw:layer="layout" svg:width="0.389cm" svg:height="0.329cm" svg:x="20.195cm" svg:y="24.401cm" draw:kind="arc" draw:start-angle="84.46" draw:end-angle="278.41">
            <text:p/>
          </draw:ellipse>
          <draw:line draw:style-name="gr2" draw:text-style-name="P2" draw:layer="layout" svg:x1="20.173cm" svg:y1="24.568cm" svg:x2="19.852cm" svg:y2="24.568cm">
            <text:p/>
          </draw:line>
        </draw:g>
        <draw:custom-shape draw:style-name="gr11" draw:text-style-name="P4" draw:layer="layout" svg:width="6.754cm" svg:height="3.08cm" draw:transform="skewX (-0.0010471975511966) translate (21.001cm 21.991cm)">
          <text:p text:style-name="P3"><text:span text:style-name="T1">Return</text:span></text:p>
          <text:p text:style-name="P3"><text:span text:style-name="T1">Solenoids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7.9cm" svg:y1="31.625cm" svg:x2="24.739cm" svg:y2="31.638cm">
          <text:p text:style-name="P5"><text:span text:style-name="T2">Mains</text:span></text:p>
        </draw:line>
        <draw:frame draw:style-name="gr13" draw:text-style-name="P14" draw:layer="layout" svg:width="5.311cm" svg:height="1.72cm" svg:x="20.636cm" svg:y="8.263cm">
          <draw:text-box>
            <text:p><text:span text:style-name="T3">0mm Orange/White</text:span></text:p>
          </draw:text-box>
        </draw:frame>
        <draw:frame draw:style-name="gr14" draw:text-style-name="P14" draw:layer="layout" svg:width="5.311cm" svg:height="1.041cm" svg:x="20.612cm" svg:y="7.658cm">
          <draw:text-box>
            <text:p><text:span text:style-name="T3">100mm Orange</text:span></text:p>
          </draw:text-box>
        </draw:frame>
        <draw:frame draw:style-name="gr13" draw:text-style-name="P14" draw:layer="layout" svg:width="5.311cm" svg:height="1.72cm" svg:x="20.582cm" svg:y="7.115cm">
          <draw:text-box>
            <text:p><text:span text:style-name="T3">200mm Green/White</text:span></text:p>
          </draw:text-box>
        </draw:frame>
        <draw:frame draw:style-name="gr14" draw:text-style-name="P14" draw:layer="layout" svg:width="5.311cm" svg:height="1.041cm" svg:x="20.579cm" svg:y="6.523cm">
          <draw:text-box>
            <text:p><text:span text:style-name="T3">300mm Green</text:span></text:p>
          </draw:text-box>
        </draw:frame>
        <draw:frame draw:style-name="gr13" draw:text-style-name="P14" draw:layer="layout" svg:width="5.311cm" svg:height="1.72cm" svg:x="20.585cm" svg:y="5.931cm">
          <draw:text-box>
            <text:p><text:span text:style-name="T3">400mm Blue/White</text:span></text:p>
          </draw:text-box>
        </draw:frame>
        <draw:frame draw:style-name="gr14" draw:text-style-name="P14" draw:layer="layout" svg:width="5.311cm" svg:height="1.041cm" svg:x="20.561cm" svg:y="5.365cm">
          <draw:text-box>
            <text:p><text:span text:style-name="T3">500mm Blue</text:span></text:p>
          </draw:text-box>
        </draw:frame>
        <draw:frame draw:style-name="gr13" draw:text-style-name="P14" draw:layer="layout" svg:width="5.311cm" svg:height="1.72cm" svg:x="20.549cm" svg:y="4.77cm">
          <draw:text-box>
            <text:p><text:span text:style-name="T3">600mm Brown/White</text:span></text:p>
          </draw:text-box>
        </draw:frame>
        <draw:frame draw:style-name="gr14" draw:text-style-name="P14" draw:layer="layout" svg:width="5.311cm" svg:height="1.041cm" svg:x="20.526cm" svg:y="4.205cm">
          <draw:text-box>
            <text:p><text:span text:style-name="T3">700mm Brown</text:span></text:p>
          </draw:text-box>
        </draw:frame>
        <draw:frame draw:style-name="gr13" draw:text-style-name="P14" draw:layer="layout" svg:width="5.311cm" svg:height="1.72cm" svg:x="20.572cm" svg:y="3.626cm">
          <draw:text-box>
            <text:p><text:span text:style-name="T3">800mm Blue/White</text:span></text:p>
          </draw:text-box>
        </draw:frame>
        <draw:frame draw:style-name="gr14" draw:text-style-name="P14" draw:layer="layout" svg:width="5.311cm" svg:height="1.041cm" svg:x="20.559cm" svg:y="3.063cm">
          <draw:text-box>
            <text:p><text:span text:style-name="T3">900mm Blue</text:span></text:p>
          </draw:text-box>
        </draw:frame>
        <draw:frame draw:style-name="gr14" draw:text-style-name="P14" draw:layer="layout" svg:width="5.311cm" svg:height="1.041cm" svg:x="20.572cm" svg:y="2.451cm">
          <draw:text-box>
            <text:p><text:span text:style-name="T3">Gnd Black</text:span></text:p>
          </draw:text-box>
        </draw:frame>
        <draw:frame draw:style-name="gr14" draw:text-style-name="P14" draw:layer="layout" svg:width="5.311cm" svg:height="1.041cm" svg:x="20.566cm" svg:y="1.863cm">
          <draw:text-box>
            <text:p><text:span text:style-name="T3">Vcc Red</text:span></text:p>
          </draw:text-box>
        </draw:frame>
        <draw:line draw:style-name="gr15" draw:text-style-name="P15" draw:layer="layout" svg:x1="17cm" svg:y1="2.217cm" svg:x2="19.54cm" svg:y2="2.217cm">
          <text:p text:style-name="P5"><text:span text:style-name="T4">Red</text:span></text:p>
        </draw:line>
        <draw:line draw:style-name="gr15" draw:text-style-name="P15" draw:layer="layout" svg:x1="16.994cm" svg:y1="2.82cm" svg:x2="19.534cm" svg:y2="2.82cm">
          <text:p text:style-name="P5"><text:span text:style-name="T4">Black</text:span></text:p>
        </draw:line>
        <draw:line draw:style-name="gr15" draw:text-style-name="P15" draw:layer="layout" svg:x1="17.013cm" svg:y1="3.405cm" svg:x2="19.553cm" svg:y2="3.405cm">
          <text:p text:style-name="P5"><text:span text:style-name="T4">Grey</text:span></text:p>
        </draw:line>
        <draw:line draw:style-name="gr15" draw:text-style-name="P15" draw:layer="layout" svg:x1="17cm" svg:y1="4.004cm" svg:x2="19.54cm" svg:y2="4.004cm">
          <text:p text:style-name="P5"><text:span text:style-name="T4">Orange</text:span></text:p>
        </draw:line>
        <draw:line draw:style-name="gr15" draw:text-style-name="P15" draw:layer="layout" svg:x1="17.02cm" svg:y1="4.592cm" svg:x2="19.56cm" svg:y2="4.592cm">
          <text:p text:style-name="P5"><text:span text:style-name="T4">Brown</text:span></text:p>
        </draw:line>
        <draw:line draw:style-name="gr15" draw:text-style-name="P15" draw:layer="layout" svg:x1="17.044cm" svg:y1="5.188cm" svg:x2="19.584cm" svg:y2="5.188cm">
          <text:p text:style-name="P5"><text:span text:style-name="T4">Turquoise</text:span></text:p>
        </draw:line>
        <draw:line draw:style-name="gr15" draw:text-style-name="P15" draw:layer="layout" svg:x1="17.019cm" svg:y1="5.787cm" svg:x2="19.559cm" svg:y2="5.787cm">
          <text:p text:style-name="P5"><text:span text:style-name="T4">Blue</text:span></text:p>
        </draw:line>
        <draw:line draw:style-name="gr15" draw:text-style-name="P15" draw:layer="layout" svg:x1="17.013cm" svg:y1="6.378cm" svg:x2="19.553cm" svg:y2="6.378cm">
          <text:p text:style-name="P5"><text:span text:style-name="T4">Purple</text:span></text:p>
        </draw:line>
        <draw:line draw:style-name="gr15" draw:text-style-name="P15" draw:layer="layout" svg:x1="17.045cm" svg:y1="6.862cm" svg:x2="19.585cm" svg:y2="6.862cm">
          <text:p text:style-name="P5"><text:span text:style-name="T4">Green</text:span></text:p>
        </draw:line>
        <draw:line draw:style-name="gr15" draw:text-style-name="P15" draw:layer="layout" svg:x1="17.032cm" svg:y1="7.464cm" svg:x2="19.572cm" svg:y2="7.464cm">
          <text:p text:style-name="P5"><text:span text:style-name="T4">Yellow</text:span></text:p>
        </draw:line>
        <draw:line draw:style-name="gr15" draw:text-style-name="P15" draw:layer="layout" svg:x1="16.997cm" svg:y1="8.008cm" svg:x2="19.537cm" svg:y2="8.008cm">
          <text:p text:style-name="P5"><text:span text:style-name="T4">Pink</text:span></text:p>
        </draw:line>
        <draw:line draw:style-name="gr15" draw:text-style-name="P15" draw:layer="layout" svg:x1="16.994cm" svg:y1="8.651cm" svg:x2="19.534cm" svg:y2="8.651cm">
          <text:p text:style-name="P5"><text:span text:style-name="T4">White</text:span></text:p>
        </draw:line>
        <draw:line draw:style-name="gr16" draw:text-style-name="P2" draw:layer="layout" svg:x1="11.647cm" svg:y1="5.268cm" svg:x2="15.756cm" svg:y2="5.247cm">
          <text:p/>
        </draw:line>
        <draw:line draw:style-name="gr2" draw:text-style-name="P2" draw:layer="layout" svg:x1="10.17cm" svg:y1="2.301cm" svg:x2="11.682cm" svg:y2="5.258cm">
          <text:p/>
        </draw:line>
        <draw:line draw:style-name="gr2" draw:text-style-name="P2" draw:layer="layout" svg:x1="10.16cm" svg:y1="2.919cm" svg:x2="11.702cm" svg:y2="5.268cm">
          <text:p/>
        </draw:line>
        <draw:line draw:style-name="gr2" draw:text-style-name="P2" draw:layer="layout" svg:x1="10.17cm" svg:y1="3.397cm" svg:x2="11.693cm" svg:y2="5.267cm">
          <text:p/>
        </draw:line>
        <draw:line draw:style-name="gr2" draw:text-style-name="P2" draw:layer="layout" svg:x1="10.151cm" svg:y1="4.024cm" svg:x2="11.682cm" svg:y2="5.297cm">
          <text:p/>
        </draw:line>
        <draw:line draw:style-name="gr2" draw:text-style-name="P2" draw:layer="layout" svg:x1="10.148cm" svg:y1="4.63cm" svg:x2="11.672cm" svg:y2="5.277cm">
          <text:p/>
        </draw:line>
        <draw:line draw:style-name="gr2" draw:text-style-name="P2" draw:layer="layout" svg:x1="10.18cm" svg:y1="5.24cm" svg:x2="11.672cm" svg:y2="5.258cm">
          <text:p/>
        </draw:line>
        <draw:line draw:style-name="gr2" draw:text-style-name="P2" draw:layer="layout" svg:x1="10.151cm" svg:y1="5.837cm" svg:x2="11.681cm" svg:y2="5.287cm">
          <text:p/>
        </draw:line>
        <draw:line draw:style-name="gr2" draw:text-style-name="P2" draw:layer="layout" svg:x1="10.16cm" svg:y1="6.365cm" svg:x2="11.702cm" svg:y2="5.287cm">
          <text:p/>
        </draw:line>
        <draw:line draw:style-name="gr2" draw:text-style-name="P2" draw:layer="layout" svg:x1="10.17cm" svg:y1="6.873cm" svg:x2="11.671cm" svg:y2="5.318cm">
          <text:p/>
        </draw:line>
        <draw:line draw:style-name="gr2" draw:text-style-name="P2" draw:layer="layout" svg:x1="10.151cm" svg:y1="7.461cm" svg:x2="11.691cm" svg:y2="5.296cm">
          <text:p/>
        </draw:line>
        <draw:line draw:style-name="gr2" draw:text-style-name="P2" draw:layer="layout" svg:x1="10.16cm" svg:y1="8.088cm" svg:x2="11.711cm" svg:y2="5.277cm">
          <text:p/>
        </draw:line>
        <draw:line draw:style-name="gr2" draw:text-style-name="P2" draw:layer="layout" svg:x1="10.19cm" svg:y1="8.706cm" svg:x2="11.733cm" svg:y2="5.267cm">
          <text:p/>
        </draw:line>
        <draw:line draw:style-name="gr2" draw:text-style-name="P2" draw:layer="layout" svg:x1="17.041cm" svg:y1="2.209cm" svg:x2="15.736cm" svg:y2="5.227cm">
          <text:p/>
        </draw:line>
        <draw:line draw:style-name="gr2" draw:text-style-name="P2" draw:layer="layout" svg:x1="17.04cm" svg:y1="2.808cm" svg:x2="15.725cm" svg:y2="5.288cm">
          <text:p/>
        </draw:line>
        <draw:line draw:style-name="gr2" draw:text-style-name="P2" draw:layer="layout" svg:x1="17.052cm" svg:y1="3.396cm" svg:x2="15.717cm" svg:y2="5.268cm">
          <text:p/>
        </draw:line>
        <draw:line draw:style-name="gr2" draw:text-style-name="P2" draw:layer="layout" svg:x1="17.05cm" svg:y1="3.982cm" svg:x2="15.725cm" svg:y2="5.267cm">
          <text:p/>
        </draw:line>
        <draw:line draw:style-name="gr2" draw:text-style-name="P2" draw:layer="layout" svg:x1="17.06cm" svg:y1="4.58cm" svg:x2="15.725cm" svg:y2="5.267cm">
          <text:p/>
        </draw:line>
        <draw:line draw:style-name="gr2" draw:text-style-name="P2" draw:layer="layout" svg:x1="17.09cm" svg:y1="5.198cm" svg:x2="15.725cm" svg:y2="5.257cm">
          <text:p/>
        </draw:line>
        <draw:line draw:style-name="gr2" draw:text-style-name="P2" draw:layer="layout" svg:x1="17.051cm" svg:y1="5.785cm" svg:x2="15.696cm" svg:y2="5.237cm">
          <text:p/>
        </draw:line>
        <draw:line draw:style-name="gr2" draw:text-style-name="P2" draw:layer="layout" svg:x1="17.072cm" svg:y1="6.363cm" svg:x2="15.717cm" svg:y2="5.227cm">
          <text:p/>
        </draw:line>
        <draw:line draw:style-name="gr2" draw:text-style-name="P2" draw:layer="layout" svg:x1="17.091cm" svg:y1="6.861cm" svg:x2="15.736cm" svg:y2="5.227cm">
          <text:p/>
        </draw:line>
        <draw:line draw:style-name="gr2" draw:text-style-name="P2" draw:layer="layout" svg:x1="17.051cm" svg:y1="7.459cm" svg:x2="15.746cm" svg:y2="5.237cm">
          <text:p/>
        </draw:line>
        <draw:line draw:style-name="gr2" draw:text-style-name="P2" draw:layer="layout" svg:x1="17.021cm" svg:y1="8.007cm" svg:x2="15.696cm" svg:y2="5.218cm">
          <text:p/>
        </draw:line>
        <draw:line draw:style-name="gr2" draw:text-style-name="P2" draw:layer="layout" svg:x1="17.031cm" svg:y1="8.654cm" svg:x2="15.706cm" svg:y2="5.267cm">
          <text:p/>
        </draw:line>
        <draw:frame draw:style-name="gr14" draw:text-style-name="P14" draw:layer="layout" svg:width="0.927cm" svg:height="1.041cm" svg:x="8.454cm" svg:y="2.698cm">
          <draw:text-box>
            <text:p><text:span text:style-name="T3">2</text:span></text:p>
          </draw:text-box>
        </draw:frame>
        <draw:frame draw:style-name="gr14" draw:text-style-name="P14" draw:layer="layout" svg:width="0.927cm" svg:height="1.041cm" svg:x="8.454cm" svg:y="3.196cm">
          <draw:text-box>
            <text:p><text:span text:style-name="T3">3</text:span></text:p>
          </draw:text-box>
        </draw:frame>
        <draw:frame draw:style-name="gr14" draw:text-style-name="P14" draw:layer="layout" svg:width="0.927cm" svg:height="1.041cm" svg:x="8.454cm" svg:y="1.93cm">
          <draw:text-box>
            <text:p><text:span text:style-name="T3">1</text:span></text:p>
          </draw:text-box>
        </draw:frame>
        <draw:frame draw:style-name="gr14" draw:text-style-name="P14" draw:layer="layout" svg:width="0.927cm" svg:height="1.041cm" svg:x="8.454cm" svg:y="3.714cm">
          <draw:text-box>
            <text:p><text:span text:style-name="T3">4</text:span></text:p>
          </draw:text-box>
        </draw:frame>
        <draw:frame draw:style-name="gr14" draw:text-style-name="P14" draw:layer="layout" svg:width="0.927cm" svg:height="1.041cm" svg:x="8.454cm" svg:y="4.343cm">
          <draw:text-box>
            <text:p><text:span text:style-name="T3">5</text:span></text:p>
          </draw:text-box>
        </draw:frame>
        <draw:frame draw:style-name="gr14" draw:text-style-name="P14" draw:layer="layout" svg:width="0.927cm" svg:height="1.041cm" svg:x="8.454cm" svg:y="4.942cm">
          <draw:text-box>
            <text:p><text:span text:style-name="T3">6</text:span></text:p>
          </draw:text-box>
        </draw:frame>
        <draw:frame draw:style-name="gr14" draw:text-style-name="P14" draw:layer="layout" svg:width="0.927cm" svg:height="1.041cm" svg:x="8.454cm" svg:y="5.561cm">
          <draw:text-box>
            <text:p><text:span text:style-name="T3">7</text:span></text:p>
          </draw:text-box>
        </draw:frame>
        <draw:frame draw:style-name="gr17" draw:text-style-name="P14" draw:layer="layout" svg:width="0.927cm" svg:height="0.721cm" svg:x="8.454cm" svg:y="6.589cm">
          <draw:text-box>
            <text:p><text:span text:style-name="T3">9</text:span></text:p>
          </draw:text-box>
        </draw:frame>
        <draw:frame draw:style-name="gr17" draw:text-style-name="P14" draw:layer="layout" svg:width="1.076cm" svg:height="0.721cm" svg:x="8.354cm" svg:y="7.109cm">
          <draw:text-box>
            <text:p><text:span text:style-name="T3">10</text:span></text:p>
          </draw:text-box>
        </draw:frame>
        <draw:frame draw:style-name="gr17" draw:text-style-name="P14" draw:layer="layout" svg:width="1.187cm" svg:height="0.721cm" svg:x="8.344cm" svg:y="7.717cm">
          <draw:text-box>
            <text:p><text:span text:style-name="T3">11</text:span></text:p>
          </draw:text-box>
        </draw:frame>
        <draw:frame draw:style-name="gr17" draw:text-style-name="P14" draw:layer="layout" svg:width="1.066cm" svg:height="0.721cm" svg:x="8.354cm" svg:y="8.346cm">
          <draw:text-box>
            <text:p><text:span text:style-name="T3">12</text:span></text:p>
          </draw:text-box>
        </draw:frame>
        <draw:frame draw:style-name="gr14" draw:text-style-name="P14" draw:layer="layout" svg:width="0.927cm" svg:height="1.041cm" svg:x="8.445cm" svg:y="6.03cm">
          <draw:text-box>
            <text:p><text:span text:style-name="T3">8</text:span></text:p>
          </draw:text-box>
        </draw:frame>
        <draw:frame draw:style-name="gr14" draw:text-style-name="P14" draw:layer="layout" svg:width="5.311cm" svg:height="1.041cm" svg:x="21.276cm" svg:y="18.417cm">
          <draw:text-box>
            <text:p><text:span text:style-name="T3">Ø 1</text:span></text:p>
          </draw:text-box>
        </draw:frame>
        <draw:frame draw:style-name="gr14" draw:text-style-name="P14" draw:layer="layout" svg:width="5.311cm" svg:height="1.041cm" svg:x="21.278cm" svg:y="19.049cm">
          <draw:text-box>
            <text:p><text:span text:style-name="T3">Ø 2</text:span></text:p>
          </draw:text-box>
        </draw:frame>
        <draw:frame draw:style-name="gr14" draw:text-style-name="P14" draw:layer="layout" svg:width="5.311cm" svg:height="1.041cm" svg:x="21.279cm" svg:y="19.75cm">
          <draw:text-box>
            <text:p><text:span text:style-name="T3">Ø 3</text:span></text:p>
          </draw:text-box>
        </draw:frame>
        <draw:frame draw:style-name="gr17" draw:text-style-name="P14" draw:layer="layout" svg:width="5.311cm" svg:height="0.721cm" svg:x="21.031cm" svg:y="14.032cm">
          <draw:text-box>
            <text:p><text:span text:style-name="T3">Manual Hi</text:span></text:p>
          </draw:text-box>
        </draw:frame>
        <draw:frame draw:style-name="gr17" draw:text-style-name="P14" draw:layer="layout" svg:width="5.311cm" svg:height="0.721cm" svg:x="21.032cm" svg:y="14.733cm">
          <draw:text-box>
            <text:p><text:span text:style-name="T3">Manual Lo</text:span></text:p>
          </draw:text-box>
        </draw:frame>
        <draw:frame draw:style-name="gr17" draw:text-style-name="P14" draw:layer="layout" svg:width="5.311cm" svg:height="0.721cm" svg:x="21.033cm" svg:y="15.334cm">
          <draw:text-box>
            <text:p><text:span text:style-name="T3">Automatic Hi</text:span></text:p>
          </draw:text-box>
        </draw:frame>
        <draw:frame draw:style-name="gr17" draw:text-style-name="P14" draw:layer="layout" svg:width="5.311cm" svg:height="0.721cm" svg:x="21.034cm" svg:y="16.035cm">
          <draw:text-box>
            <text:p><text:span text:style-name="T3">Automatic Lo</text:span></text:p>
          </draw:text-box>
        </draw:frame>
        <draw:g>
          <draw:custom-shape draw:style-name="gr1" draw:text-style-name="P1" draw:layer="layout" svg:width="0.322cm" svg:height="0.322cm" svg:x="9.77cm" svg:y="14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354cm" svg:y1="14.444cm" svg:x2="9.944cm" svg:y2="14.46cm">
            <text:p/>
          </draw:line>
        </draw:g>
        <draw:g>
          <draw:custom-shape draw:style-name="gr1" draw:text-style-name="P1" draw:layer="layout" svg:width="0.322cm" svg:height="0.322cm" svg:x="9.77cm" svg:y="14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354cm" svg:y1="15.054cm" svg:x2="9.944cm" svg:y2="15.07cm">
            <text:p/>
          </draw:line>
        </draw:g>
        <draw:g>
          <draw:custom-shape draw:style-name="gr1" draw:text-style-name="P1" draw:layer="layout" svg:width="0.322cm" svg:height="0.322cm" svg:x="9.77cm" svg:y="15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354cm" svg:y1="15.663cm" svg:x2="9.944cm" svg:y2="15.679cm">
            <text:p/>
          </draw:line>
        </draw:g>
        <draw:g>
          <draw:custom-shape draw:style-name="gr1" draw:text-style-name="P1" draw:layer="layout" svg:width="0.322cm" svg:height="0.322cm" svg:x="9.77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354cm" svg:y1="16.373cm" svg:x2="9.944cm" svg:y2="16.389cm">
            <text:p/>
          </draw:line>
        </draw:g>
        <draw:g>
          <draw:ellipse draw:style-name="gr4" draw:text-style-name="P5" draw:layer="layout" svg:width="0.389cm" svg:height="0.329cm" svg:x="9.384cm" svg:y="14.294cm" draw:kind="arc" draw:start-angle="84.46" draw:end-angle="278.41">
            <text:p/>
          </draw:ellipse>
          <draw:line draw:style-name="gr2" draw:text-style-name="P2" draw:layer="layout" svg:x1="9.362cm" svg:y1="14.461cm" svg:x2="9.041cm" svg:y2="14.461cm">
            <text:p/>
          </draw:line>
        </draw:g>
        <draw:g>
          <draw:ellipse draw:style-name="gr4" draw:text-style-name="P5" draw:layer="layout" svg:width="0.389cm" svg:height="0.329cm" svg:x="9.384cm" svg:y="15.513cm" draw:kind="arc" draw:start-angle="84.46" draw:end-angle="278.41">
            <text:p/>
          </draw:ellipse>
          <draw:line draw:style-name="gr2" draw:text-style-name="P2" draw:layer="layout" svg:x1="9.362cm" svg:y1="15.68cm" svg:x2="9.041cm" svg:y2="15.68cm">
            <text:p/>
          </draw:line>
        </draw:g>
        <draw:g>
          <draw:ellipse draw:style-name="gr4" draw:text-style-name="P5" draw:layer="layout" svg:width="0.389cm" svg:height="0.329cm" svg:x="9.384cm" svg:y="14.904cm" draw:kind="arc" draw:start-angle="84.46" draw:end-angle="278.41">
            <text:p/>
          </draw:ellipse>
          <draw:line draw:style-name="gr2" draw:text-style-name="P2" draw:layer="layout" svg:x1="9.362cm" svg:y1="15.071cm" svg:x2="9.041cm" svg:y2="15.071cm">
            <text:p/>
          </draw:line>
        </draw:g>
        <draw:g>
          <draw:ellipse draw:style-name="gr4" draw:text-style-name="P5" draw:layer="layout" svg:width="0.389cm" svg:height="0.329cm" svg:x="9.384cm" svg:y="16.223cm" draw:kind="arc" draw:start-angle="84.46" draw:end-angle="278.41">
            <text:p/>
          </draw:ellipse>
          <draw:line draw:style-name="gr2" draw:text-style-name="P2" draw:layer="layout" svg:x1="9.362cm" svg:y1="16.39cm" svg:x2="9.041cm" svg:y2="16.39cm">
            <text:p/>
          </draw:line>
        </draw:g>
        <draw:line draw:style-name="gr2" draw:text-style-name="P2" draw:layer="layout" svg:x1="12.655cm" svg:y1="29.188cm" svg:x2="8.042cm" svg:y2="29.188cm">
          <text:p/>
        </draw:line>
        <draw:custom-shape draw:style-name="gr18" draw:text-style-name="P16" draw:layer="layout" svg:width="3.348cm" svg:height="3.062cm" svg:x="24.657cm" svg:y="30.372cm">
          <text:p text:style-name="P5">13A plug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5.734cm" svg:y1="2.294cm" svg:x2="8.274cm" svg:y2="2.294cm">
          <text:p text:style-name="P5"><text:span text:style-name="T4">Red</text:span></text:p>
        </draw:line>
        <draw:line draw:style-name="gr15" draw:text-style-name="P15" draw:layer="layout" svg:x1="5.728cm" svg:y1="2.897cm" svg:x2="8.268cm" svg:y2="2.897cm">
          <text:p text:style-name="P5"><text:span text:style-name="T4">Black</text:span></text:p>
        </draw:line>
        <draw:line draw:style-name="gr15" draw:text-style-name="P15" draw:layer="layout" svg:x1="5.747cm" svg:y1="3.482cm" svg:x2="8.287cm" svg:y2="3.482cm">
          <text:p text:style-name="P5"><text:span text:style-name="T4">Grey</text:span></text:p>
        </draw:line>
        <draw:line draw:style-name="gr15" draw:text-style-name="P15" draw:layer="layout" svg:x1="5.734cm" svg:y1="4.081cm" svg:x2="8.274cm" svg:y2="4.081cm">
          <text:p text:style-name="P5"><text:span text:style-name="T4">Orange</text:span></text:p>
        </draw:line>
        <draw:line draw:style-name="gr15" draw:text-style-name="P15" draw:layer="layout" svg:x1="5.754cm" svg:y1="4.669cm" svg:x2="8.294cm" svg:y2="4.669cm">
          <text:p text:style-name="P5"><text:span text:style-name="T4">Brown</text:span></text:p>
        </draw:line>
        <draw:line draw:style-name="gr15" draw:text-style-name="P15" draw:layer="layout" svg:x1="5.778cm" svg:y1="5.265cm" svg:x2="8.318cm" svg:y2="5.265cm">
          <text:p text:style-name="P5"><text:span text:style-name="T4">Turquoise</text:span></text:p>
        </draw:line>
        <draw:line draw:style-name="gr15" draw:text-style-name="P15" draw:layer="layout" svg:x1="5.753cm" svg:y1="5.864cm" svg:x2="8.293cm" svg:y2="5.864cm">
          <text:p text:style-name="P5"><text:span text:style-name="T4">Blue</text:span></text:p>
        </draw:line>
        <draw:line draw:style-name="gr15" draw:text-style-name="P15" draw:layer="layout" svg:x1="5.747cm" svg:y1="6.455cm" svg:x2="8.287cm" svg:y2="6.455cm">
          <text:p text:style-name="P5"><text:span text:style-name="T4">Purple</text:span></text:p>
        </draw:line>
        <draw:line draw:style-name="gr15" draw:text-style-name="P15" draw:layer="layout" svg:x1="5.779cm" svg:y1="6.939cm" svg:x2="8.319cm" svg:y2="6.939cm">
          <text:p text:style-name="P5"><text:span text:style-name="T4">Green</text:span></text:p>
        </draw:line>
        <draw:line draw:style-name="gr15" draw:text-style-name="P15" draw:layer="layout" svg:x1="5.766cm" svg:y1="7.541cm" svg:x2="8.306cm" svg:y2="7.541cm">
          <text:p text:style-name="P5"><text:span text:style-name="T4">Yellow</text:span></text:p>
        </draw:line>
        <draw:line draw:style-name="gr15" draw:text-style-name="P15" draw:layer="layout" svg:x1="5.731cm" svg:y1="8.085cm" svg:x2="8.271cm" svg:y2="8.085cm">
          <text:p text:style-name="P5"><text:span text:style-name="T4">Pink</text:span></text:p>
        </draw:line>
        <draw:line draw:style-name="gr15" draw:text-style-name="P15" draw:layer="layout" svg:x1="5.728cm" svg:y1="8.728cm" svg:x2="8.268cm" svg:y2="8.728cm">
          <text:p text:style-name="P5"><text:span text:style-name="T4">White</text:span></text:p>
        </draw:line>
        <draw:frame draw:style-name="gr19" draw:text-style-name="P17" draw:layer="layout" svg:width="7.984cm" svg:height="2.329cm" svg:x="20.716cm" svg:y="38.671cm">
          <draw:text-box>
            <text:p>SumpPi wiring v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22:00:43.404086000</meta:creation-date>
    <dc:date>2017-09-28T20:27:20.943168431</dc:date>
    <meta:editing-duration>PT1H4M41S</meta:editing-duration>
    <meta:editing-cycles>11</meta:editing-cycles>
    <meta:generator>LibreOffice_Vanilla/5.2.3.5$MacOSX_X86_64 LibreOffice_project/83adc9c35c74e0badc710d981405858b1179a327</meta:generator>
    <meta:document-statistic meta:object-count="366"/>
  </office:meta>
</office:document-meta>
</file>